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aea" officeooo:paragraph-rsid="0009baea"/>
    </style:style>
    <style:style style:name="P2" style:family="paragraph" style:parent-style-name="Standard">
      <style:text-properties officeooo:rsid="000ba391" officeooo:paragraph-rsid="000ba391"/>
    </style:style>
    <style:style style:name="T1" style:family="text">
      <style:text-properties officeooo:rsid="000ba3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ória 01:</text:p>
      <text:p text:style-name="P1">Eu como um proprietário de veículo, quero poder gerenciar meu seguro através de uma plataforma, visualizando facilmente os serviços da cobertura e oficinas autorizadas, para que possa recorrer a esses serviços de forma mais fácil sempre que eu precisar.</text:p>
      <text:p text:style-name="P1"/>
      <text:p text:style-name="P2">História 02:</text:p>
      <text:p text:style-name="P1">Eu como proprietário de uma apólice de seguros, quero poder informar um sinistro através de uma plataforma digital, dando inicio ao processo de reclamação. Eu quero ser capaz de enviar as fotos e descrição dos danos causados <text:span text:style-name="T1">e poder acompanhar o status da solicitação para saber quando serei ressarcido pelo segur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7:41:11.267510880</meta:creation-date>
    <dc:date>2023-04-09T08:02:16.425970761</dc:date>
    <meta:editing-duration>PT10M34S</meta:editing-duration>
    <meta:editing-cycles>2</meta:editing-cycles>
    <meta:generator>LibreOffice/7.3.7.2$Linux_X86_64 LibreOffice_project/30$Build-2</meta:generator>
    <meta:document-statistic meta:table-count="0" meta:image-count="0" meta:object-count="0" meta:page-count="1" meta:paragraph-count="4" meta:word-count="94" meta:character-count="592" meta:non-whitespace-character-count="502"/>
  </office:meta>
</office:document-meta>
</file>